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C0000070081ADC0FF3903EF6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797cm" svg:height="27.699cm" draw:transform="rotate (1.5707963267949) translate (-3.35cm 21.247cm)">
          <draw:image xlink:href="Pictures/100000010000033C0000070081ADC0FF3903EF6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05T18:10:10.457000000</dc:date>
    <meta:editing-duration>PT57S</meta:editing-duration>
    <meta:editing-cycles>1</meta:editing-cycles>
    <meta:document-statistic meta:object-count="1"/>
    <meta:generator>LibreOffice/7.2.4.1$Windows_X86_64 LibreOffice_project/27d75539669ac387bb498e35313b970b7fe9c4f9</meta:generator>
  </office:meta>
</office:document-meta>
</file>